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ru" fo:country="RU" fo:font-style="normal" fo:background-color="transparent" style:font-style-asian="normal" style:font-style-complex="normal" loext:char-shading-value="0"/>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6685505760119501"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2875963120486872323"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39">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8">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74596989722030711"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725684847015324778"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3">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4">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3">Додж </text:span><text:span text:style-name="T14">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7">Mark Knopfler - </text:span><text:span text:style-name="T46">Hill Farmer's Blues</text:span><text:span text:style-name="T35">&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4">–</text:span><text:span text:style-name="T30">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49">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text:soft-page-break/>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text:span><text:soft-page-break/><text:span text:style-name="T6">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36">Закрыв дверь, я отправился в город.</text:p>
      <text:p text:style-name="P36">…</text:p>
      <text:p text:style-name="P36">–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будет,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text:soft-page-break/>–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36">– А ты неопытный и слабый маг? – парировал я.</text:p>
      <text:p text:style-name="P36">– НЕТ!.. Но ускоритель... Это очень мощный инструмент. ОЧЕНЬ...</text:p>
      <text:p text:style-name="P46"/>
      <text:p text:style-name="P46">Твайлайт начала в возбуждении ходить по читальному залу.</text:p>
      <text:p text:style-name="P125"><text:span text:style-name="T7">– </text:span><text:span text:style-name="T4">Мощнее ускорителя только магия драконов, аликорнов и Элементов Гармонии.</text:span></text:p>
      <text:p text:style-name="P46"><text:span text:style-name="T6">– </text:span>Ай!</text:p>
      <text:p text:style-name="P46">Твайлайт, погружённая в свои мысли, не заметила вылезшего из своей корзинки зевающего Спайка.</text:p>
      <text:p text:style-name="P46"><text:span text:style-name="T6">–</text:span> Элементы-шмелементы, <text:span text:style-name="T6">–</text:span> проворчал Спайк, выкарабкиваясь из-под Твайлайт, <text:span text:style-name="T6">–</text:span> привет, Макс.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6"><text:span text:style-name="T6">–</text:span> Да нет, всё в порядке, Спайк. <text:span text:style-name="T6">–</text:span> Твайлайт потирала ушибленный нос.</text:p>
      <text:p text:style-name="P46">Дракончик кивнул и пошёл по направлению к уборной. Я смочил запасной носовой платок в кувшине с водой, выжал его и приложил к носу Твайлайт.</text:p>
      <text:p text:style-name="P46"><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6"><text:span text:style-name="T6">–</text:span> Да, логично, <text:span text:style-name="T6">–</text:span> сказала в нос Твайлайт. <text:span text:style-name="T6">–</text:span> Могла бы и сама догадаться.</text:p>
      <text:p text:style-name="P46"><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text:soft-page-break/>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text:soft-page-break/>&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 до смерти</text:span><text:span text:style-name="T26">)</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text:span><text:span text:style-name="T18">но у неё не получилось (это стало причиной «смерти» Влада). Поэтому Селестия отстранила её от </text:span><text:soft-page-break/><text:span text:style-name="T18">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text:soft-page-break/>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text:soft-page-break/>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7">&lt;</text:span><text:span text:style-name="T24">Макс помогает починить Эпплджек повозку.</text:span><text:span text:style-name="T37">&gt;</text:span></text:p>
      <text:p text:style-name="P32"/>
      <text:p text:style-name="P78"/>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text:soft-page-break/></text:p>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39">&lt;</text:span><text:span text:style-name="T21">самолёт в эквестрию проваливается во время </text:span><text:span text:style-name="T2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text:span><text:span text:style-name="T17">характером не слабее.</text:span><text:span text:style-name="T6">&gt;</text:span></text:p>
      <text:p text:style-name="P50"><text:soft-page-break/></text:p>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oft-page-break/><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text:soft-page-break/>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oft-page-break/><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text:soft-page-break/>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17">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text:soft-page-break/>мочь мне. Помочь всем нам. А сейчас иди, отдыхай.</text:p>
      <text:p text:style-name="P46"/>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oft-page-break/><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2"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text:soft-page-break/>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text:span><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text:soft-page-break/>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oft-page-break/><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oft-page-break/><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oft-page-break/><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oft-page-break/><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text:soft-page-break/>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oft-page-break/><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soft-page-break/>***</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oft-page-break/><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text:soft-page-break/>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text:soft-page-break/>”...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oft-page-break/><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text:soft-page-break/>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text:soft-page-break/>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text:soft-page-break/>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oft-page-break/><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text:soft-page-break/>–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text:span><text:soft-page-break/><text:span text:style-name="T18">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text:soft-page-break/>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text:soft-page-break/></text:p>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text:soft-page-break/>–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4666978834230732973"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oft-page-break/><text:span text:style-name="T6">– </text:span>А если нет? – Эпплджек смотрела мне мне прямо в глаза.</text:p>
      <text:list xml:id="list40425143" text:continue-numbering="true" text:style-name="L5">
        <text:list-header>
          <text:p text:style-name="P122">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433738" text:continue-numbering="true" text:style-name="L5">
        <text:list-header>
          <text:p text:style-name="P122">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422259"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text:soft-page-break/>–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5025987493587032707"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345757121243193259" text:style-name="L7">
        <text:list-header>
          <text:p text:style-name="P11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text:soft-page-break/>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text:soft-page-break/>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18">дело даже не в магии — она во многих молодых мирах есть). Дело в нестыковках, несуразицах и нелепицах.</text:span><text:span text:style-name="T1">&gt;</text:span></text:p>
      <text:p text:style-name="P70"/>
      <text:p text:style-name="P65"><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text:soft-page-break/>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text:span><text:soft-page-break/><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text:soft-page-break/>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text:soft-page-break/>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soft-page-break/>***</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text:soft-page-break/>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8889323912547186265" text:style-name="L8">
        <text:list-header>
          <text:p text:style-name="P126">(<text:span text:style-name="T26">Луна — как повелительница снов, слышала разговор Макса с Анакорном</text:span>)</text:p>
          <text:p text:style-name="P127"/>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text:soft-page-break/>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text:soft-page-break/></text:p>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6T20:24:37.07</dc:date>
    <meta:editing-duration>P72DT6H15M20S</meta:editing-duration>
    <meta:editing-cycles>3543</meta:editing-cycles>
    <meta:generator>OpenOffice/4.1.1$Win32 OpenOffice.org_project/411m6$Build-9775</meta:generator>
    <dc:creator>макс </dc:creator>
    <meta:document-statistic meta:table-count="0" meta:image-count="0" meta:object-count="0" meta:page-count="143" meta:paragraph-count="2937" meta:word-count="68819" meta:character-count="438398"/>
  </office:meta>
</office:document-meta>
</file>